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懷軒</text:span><text:s/>  |  2015.07.31 04:33   |   <text:a xlink:type="simple" xlink:href="http://palinfo.habago.org/Entry?Command=Information_PrintForum&amp;iPage=312#FORUM33898"><text:span text:style-name="T2">#</text:span></text:a></text:p>
      <text:p text:style-name="P2">報導開頭的<text:span text:style-name="T3">"</text:span>巴基斯坦<text:span text:style-name="T3">"</text:span>應該是誤植吧<text:span text:style-name="T3">?<text:line-break/><text:line-break/>http://www.bbc.com/zhongwen/trad/world/2015/07/150730_israel_force_feeding_law<text:line-break/><text:line-break/></text:span>以色列通過法律允許對絕食囚犯強制餵食<text:span text:style-name="T3"><text:line-break/>bbc</text:span>中文網<text:span text:style-name="T3"><text:line-break/><text:line-break/></text:span>以色列議會通過法律，允許對絕食的囚犯強制餵食。根據這一法律，強制餵食必須經得法官的同意。<text:span text:style-name="T3"><text:line-break/></text:span>以色列監獄中的巴基斯坦囚犯經常絕食抗議未經起訴或審判的拘禁。<text:span text:style-name="T3"><text:line-break/></text:span>以色列醫學協會譴責這一法律，稱強制餵食等同於酷刑虐待，呼籲醫生不要參與其中。<text:span text:style-name="T3"><text:line-break/></text:span>以色列電台報道說，醫學協會還表示將向最高法庭請願反對這一法律。<text:span text:style-name="T3"><text:line-break/></text:span>這一法律在以色列議會以<text:span text:style-name="T3">46</text:span>票贊成，<text:span text:style-name="T3">40</text:span>票反對的微弱多數獲得通過。<text:span text:style-name="T3"><text:line-break/></text:span>以色列內部安全部部長吉拉德<text:span text:style-name="T3">·</text:span>厄爾登說，這一措施很有必要因為「絕食已經成為監獄中恐怖分子的一種手段向以色列施加壓力並威脅以色列釋放恐怖分子。」<text:span text:style-name="T3"><text:line-break/></text:span>內部安全部長辦公室說，這一法律是在<text:span text:style-name="T3">2012</text:span>年監獄囚犯長時間絕食抗議未經起訴的拘押後提出的。<text:span text:style-name="T3"><text:line-break/></text:span>本月早些時候，以色列釋放了巴勒斯坦囚犯<text:span text:style-name="T3">——</text:span>伊斯蘭聖戰活躍人士卡德爾<text:span text:style-name="T3">·</text:span>阿登納。他在釋放前曾絕食<text:span text:style-name="T3">56</text:span>天。<text:span text:style-name="T3"><text:line-break/></text:span>阿登納對以色列的這一新通過的法律發表評論說，「以色列在處理巴勒斯坦絕食囚犯的問題上已經無計可施，徹底破產。」<text:span text:style-name="T3"><text:line-break/></text:span>（編譯<text:span text:style-name="T3">/</text:span>責編：羅玲）</text:p>
      <text:p text:style-name="P1"><text:span text:style-name="T1">劉孝湘</text:span><text:s/>  |  2015.07.31 01:59   |   <text:a xlink:type="simple" xlink:href="http://palinfo.habago.org/Entry?Command=Information_PrintForum&amp;iPage=312#FORUM33897"><text:span text:style-name="T2">#</text:span></text:a></text:p>
      <text:p text:style-name="P3">轉引自林正杰<text:span text:style-name="T3">FB<text:line-break/><text:line-break/>( </text:span>黨外的故事<text:span text:style-name="T3"><text:s/>)<text:line-break/></text:span>林冠華事件<text:span text:style-name="T3"><text:s/>, </text:span>要對照一下鄭南榕事件<text:span text:style-name="T3">.<text:line-break/></text:span>陳水扁課綱<text:span text:style-name="T3"><text:s/></text:span>宣揚<text:span text:style-name="T3">[ </text:span>鄭南榕自焚神話<text:span text:style-name="T3">]. </text:span>各台獨團體也造了一個烈士<text:span text:style-name="T3">.<text:line-break/></text:span>立銅像<text:span text:style-name="T3">. </text:span>定路名<text:span text:style-name="T3">.</text:span>成立基金會<text:span text:style-name="T3">. </text:span>每年盛大祭弔<text:span text:style-name="T3">.</text:span>比吳鳳還神聖<text:span text:style-name="T3">.<text:line-break/><text:line-break/></text:span>鄭南榕被判刑是不對的<text:span text:style-name="T3">. </text:span>他只不過刊登了許世楷的<text:span text:style-name="T3">[ </text:span>台灣國憲法<text:span text:style-name="T3">].<text:line-break/></text:span>說穿了<text:span text:style-name="T3">. </text:span>爭取雜誌發行量<text:span text:style-name="T3">.<text:line-break/><text:line-break/></text:span>為何鄭南榕要辦雜誌<text:span text:style-name="T3">?</text:span>他孤家寡人<text:span text:style-name="T3">. </text:span>也不是很有錢<text:span text:style-name="T3">. </text:span>雜誌銷售不佳<text:span text:style-name="T3">. </text:span>財務也很吃緊<text:span text:style-name="T3">.<text:line-break/><text:line-break/>(</text:span>起因<text:span text:style-name="T3">1)<text:line-break/>1. 1980</text:span>周清玉競選國大代表<text:span text:style-name="T3"><text:s/>. </text:span>鄭南榕一個人到總部<text:span text:style-name="T3">. </text:span>熱情的要當志工<text:span text:style-name="T3">. </text:span>他自己製作了背心<text:span text:style-name="T3">. </text:span>又過度熱情<text:span text:style-name="T3">. </text:span>也不會講閩南話<text:span text:style-name="T3">. </text:span>總部的人把他禮貌地請出去<text:span text:style-name="T3">.<text:line-break/><text:line-break/>(</text:span>起因<text:span text:style-name="T3">2)<text:line-break/></text:span>那年選後<text:span text:style-name="T3">. </text:span>黨外新生代走言論戰場<text:span text:style-name="T3">.</text:span>辦<text:span text:style-name="T3">[ </text:span>進步<text:span text:style-name="T3"><text:s/>] [ </text:span>深耕<text:span text:style-name="T3">]</text:span>等雜誌<text:span text:style-name="T3">.<text:line-break/>[</text:span>進步<text:span text:style-name="T3">]</text:span>第一期就被新聞局長宋楚瑜永久停刊<text:span text:style-name="T3">.<text:line-break/></text:span>我們就辦<text:span text:style-name="T3">[ </text:span>深耕<text:span text:style-name="T3">] </text:span>許榮淑是發行人<text:span text:style-name="T3">. </text:span>大家戲稱老闆娘<text:span text:style-name="T3">.<text:line-break/></text:span>我是社長<text:span text:style-name="T3">. </text:span>邱義仁副社長<text:span text:style-name="T3">. </text:span>林世煜總編輯<text:span text:style-name="T3">.<text:line-break/></text:span>鄭南榕親自興沖沖來投稿<text:span text:style-name="T3">. </text:span>邱義仁懷疑<text:span text:style-name="T3">. </text:span>鄭南榕過度熱情<text:span text:style-name="T3">. </text:span>可能是國民黨特務<text:span text:style-name="T3">. </text:span>林世煜也覺得文章內容不怎麼樣<text:span text:style-name="T3">. </text:span>退稿<text:span text:style-name="T3">.<text:line-break/><text:line-break/>(</text:span>起因<text:span text:style-name="T3">3)<text:line-break/></text:span>鄭南榕判刑<text:span text:style-name="T3">. </text:span>很氣憤<text:span text:style-name="T3">. </text:span>也很害怕<text:span text:style-name="T3">. </text:span>在桌子下擺了一個塑膠桶的汽油<text:span text:style-name="T3">.<text:line-break/></text:span>揚言自焚<text:span text:style-name="T3">. </text:span>從他發出警訊到自焚至少一兩個星期<text:span text:style-name="T3">. </text:span>沒有一個真正的朋友把那個塑膠桶汽油拿走<text:span text:style-name="T3">.<text:line-break/></text:span>長老會牧師每天來帶領鄭南榕祈禱<text:span text:style-name="T3">.<text:line-break/></text:span>也沒想到關懷他<text:span text:style-name="T3"><text:s/>. </text:span>規勸他<text:span text:style-name="T3">. </text:span>把汽油桶拿走<text:span text:style-name="T3">.<text:line-break/>(</text:span>真是河伯娶親的巫師<text:span text:style-name="T3">)<text:line-break/><text:line-break/>(</text:span>不幸的結局<text:span text:style-name="T3">) </text:span>一個黨外的邊緣人<text:span text:style-name="T3">. </text:span>一個未必是台獨的熱情的黨外人士<text:span text:style-name="T3">.<text:line-break/></text:span>一個福州人成了台獨烈士<text:span text:style-name="T3">. </text:span>他生前黨外避之唯恐不及<text:span text:style-name="T3">. </text:span>死後大家都假惺惺鞠躬<text:span text:style-name="T3">.</text:span>盡情消費<text:span text:style-name="T3">.</text:span>真是虛偽<text:span text:style-name="T3">.</text:span></text:p>
      <text:p text:style-name="P1"><text:span text:style-name="T1">張紀庠</text:span><text:s/>  |  2015.07.09 23:03   |   <text:a xlink:type="simple" xlink:href="http://palinfo.habago.org/Entry?Command=Information_PrintForum&amp;iPage=312#FORUM33894"><text:span text:style-name="T2">#</text:span></text:a></text:p>
      <text:p text:style-name="P2">有興趣的人別錯過拉！<text:span text:style-name="T3"><text:line-break/><text:line-break/></text:span><text:span text:style-name="T4">〈</text:span>看見大師‧侯孝賢的來時路〉經典電影回顧展<text:span text:style-name="T3"><text:line-break/>• </text:span>影展日期：<text:span text:style-name="T3">8/14-8/24<text:line-break/>• </text:span>販售時間：<text:span text:style-name="T3">7/10(</text:span>五<text:span text:style-name="T3">)</text:span>起<text:span text:style-name="T3"> <text:line-break/>• </text:span>地　　點：光點華山電影館<text:span text:style-name="T3"><text:s/>+</text:span>光點台北電影院<text:span text:style-name="T3"><text:line-break/><text:line-break/></text:span>此次侯孝賢回顧展，將放映「風櫃來的人」、「冬冬的假期」、「童年往事」、「戀戀風塵」、「尼羅河女兒」、「悲情城市」、「戲夢人生」、「好男好女」、「南國再見，南國」、「海上花」、「千禧曼波」、「珈琲時光」、「最好的時光」與「紅氣球」。<text:span text:style-name="T3"><text:line-break/><text:line-break/>14</text:span>部影片展現侯孝賢從<text:span text:style-name="T3">1983</text:span>年以來，在內容題材與形式的創新，無論是新電影時期的青春往事、「台灣三部曲」的史詩格局、古典婉約的「海上花」與新潮都會的「千禧曼波」，乃至跨國合作的挑戰，在在展現侯孝賢的突破與前進。<text:span text:style-name="T3"><text:line-break/></text:span>＿＿＿＿＿＿＿＿<text:span text:style-name="T3"><text:line-break/></text:span>詳細網址<text:span text:style-name="T3"><text:line-break/>http://www.spot.org.tw//movies/201508/HHH/movies201508_hhh_0.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